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00%" fo:text-indent="0in" style:auto-text-indent="false"/>
    </style:style>
    <style:style style:name="P2" style:family="paragraph" style:parent-style-name="Heading_20_3">
      <style:paragraph-properties fo:margin-left="0in" fo:margin-right="0in" fo:margin-top="0.0835in" fo:margin-bottom="0.0835in" loext:contextual-spacing="false" fo:line-height="100%" fo:text-indent="0in" style:auto-text-indent="false"/>
    </style:style>
    <style:style style:name="P3" style:family="paragraph" style:parent-style-name="Heading_20_3">
      <style:paragraph-properties fo:margin-left="0in" fo:margin-right="0in" fo:margin-top="0.1252in" fo:margin-bottom="0.0835in" loext:contextual-spacing="false" fo:line-height="100%" fo:text-indent="0in" style:auto-text-indent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margin-top="0.1972in" fo:margin-bottom="0in" loext:contextual-spacing="false" fo:line-height="100%" fo:text-indent="0.2083in" style:auto-text-indent="false"/>
    </style:style>
    <style:style style:name="P6" style:family="paragraph" style:parent-style-name="Standard">
      <style:paragraph-properties fo:margin-left="0in" fo:margin-right="0in" fo:margin-top="0.1181in" fo:margin-bottom="0in" loext:contextual-spacing="false" fo:line-height="100%" fo:text-indent="0.2083in" style:auto-text-indent="false"/>
    </style:style>
    <style:style style:name="P7" style:family="paragraph" style:parent-style-name="Standard">
      <style:paragraph-properties fo:margin-left="0in" fo:margin-right="0in" fo:margin-top="0.0783in" fo:margin-bottom="0in" loext:contextual-spacing="false" fo:line-height="100%" fo:text-indent="0.2083in" style:auto-text-indent="false"/>
    </style:style>
    <style:style style:name="P8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line-height="100%" fo:text-indent="0in" style:auto-text-indent="false"/>
    </style:style>
    <style:style style:name="P10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11" style:family="paragraph" style:parent-style-name="author">
      <style:paragraph-properties fo:margin-left="0in" fo:margin-right="0in" fo:line-height="100%" fo:text-indent="0.2083in" style:auto-text-indent="false"/>
    </style:style>
    <style:style style:name="T1" style:family="text">
      <style:text-properties style:font-name="Courier New"/>
    </style:style>
    <style:style style:name="T2" style:family="text">
      <style:text-properties style:font-name="Times New Roman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orecasts for 2020-04-13</text:p>
      <text:p text:style-name="P11">Your names here: </text:p>
      <text:p text:style-name="P11"/>
      <text:p text:style-name="P5">The data for resolution will be gathered on 2020-06-15 at 20:00 Central European Time. Intervals are inclusive.</text:p>
      <text:p text:style-name="P1">COVID-19</text:p>
      <text:p text:style-name="P8">Total numbers up to resolution time, resolved using <text:a xlink:type="simple" xlink:href="https://plague.com/" text:style-name="Standard" text:visited-style-name="Standard"><text:span text:style-name="T1">https://plague.com</text:span></text:a>.</text:p>
      <text:p text:style-name="P2">Globally</text:p>
      <text:p text:style-name="P8">Number of cases worldwide?</text:p>
      <text:p text:style-name="P9">95% confidence interval: </text:p>
      <text:p text:style-name="P9">66% confidence interval: </text:p>
      <text:p text:style-name="P6">Number of deaths worldwide?</text:p>
      <text:p text:style-name="P9">95% confidence interval: </text:p>
      <text:p text:style-name="P9">66% confidence interval: </text:p>
      <text:p text:style-name="P2">In the European Union</text:p>
      <text:p text:style-name="P8">Number of cases in the European Union (as defined by the 27 member states)?</text:p>
      <text:p text:style-name="P9">95% confidence interval: </text:p>
      <text:p text:style-name="P9">66% confidence interval: </text:p>
      <text:p text:style-name="P6">Number of deaths in the European Union (as defined by the 27 member states)?</text:p>
      <text:p text:style-name="P9">95% confidence interval: </text:p>
      <text:p text:style-name="P9">66% confidence interval: </text:p>
      <text:p text:style-name="P2">In Germany</text:p>
      <text:p text:style-name="P8">Number of cases in Germany?</text:p>
      <text:p text:style-name="P9">95% confidence interval: </text:p>
      <text:p text:style-name="P9">66% confidence interval: </text:p>
      <text:p text:style-name="P6">Number of deaths in Germany?</text:p>
      <text:p text:style-name="P9">95% confidence interval: </text:p>
      <text:p text:style-name="P9">66% confidence interval: </text:p>
      <text:p text:style-name="P1">World Population</text:p>
      <text:p text:style-name="P8">Resolved using <text:a xlink:type="simple" xlink:href="https://www.worldometers.info/world-population/" text:style-name="Standard" text:visited-style-name="Standard"><text:span text:style-name="T1">https://www.worldometers.info/world-population/</text:span></text:a>.</text:p>
      <text:p text:style-name="P6">How many humans will be alive by resolution date?</text:p>
      <text:p text:style-name="P9">95% confidence interval: </text:p>
      <text:p text:style-name="P9">66% confidence interval: </text:p>
      <text:p text:style-name="P1">US Debt</text:p>
      <text:p text:style-name="P8">Resolved using the box "US National Debt" (left upper corner) on <text:a xlink:type="simple" xlink:href="https://usdebtclock.org/" text:style-name="Standard" text:visited-style-name="Standard"><text:span text:style-name="T1">https://usdebtclock.org/</text:span></text:a>.</text:p>
      <text:p text:style-name="P6">What will the US National Debt be by resolution date?</text:p>
      <text:p text:style-name="P9">95% confidence interval: </text:p>
      <text:p text:style-name="P9">66% confidence interval: </text:p>
      <text:p text:style-name="P1"><text:soft-page-break/>Unemployment</text:p>
      <text:p text:style-name="P3">Germany</text:p>
      <text:p text:style-name="P8">Resolved using <text:a xlink:type="simple" xlink:href="https://www.arbeitsagentur.de/news/arbeitsmarkt-2020" text:style-name="Standard" text:visited-style-name="Standard"><text:span text:style-name="T1">https://www.arbeitsagentur.de/news/arbeitsmarkt-2020</text:span></text:a> (Table row "Arbeitslosenquoten bezogen auf: Alle zivilen Erwerbspersonen insgesamt", column "Mai absolut", or, if not available, "April absolut").</text:p>
      <text:p text:style-name="P7">What will the unemployment rate in Germany be on resolution date?</text:p>
      <text:p text:style-name="P9">95% confidence interval: </text:p>
      <text:p text:style-name="P9">66% confidence interval: </text:p>
      <text:p text:style-name="P1">Markets</text:p>
      <text:p text:style-name="P3">Dow Jones</text:p>
      <text:p text:style-name="P8">Resolved using <text:a xlink:type="simple" xlink:href="https://www.marketwatch.com/investing/index/djia" text:style-name="Standard" text:visited-style-name="Standard"><text:span text:style-name="T1">https://www.marketwatch.com/investing/index/djia</text:span></text:a>.</text:p>
      <text:p text:style-name="P6">On resolution date, the Dow Jones will be (give probabilities):</text:p>
      <text:p text:style-name="P9">Below or equal to 20000: </text:p>
      <text:p text:style-name="P9">Between 20001 and 22500: </text:p>
      <text:p text:style-name="P9">Between 22501 and 25000: </text:p>
      <text:p text:style-name="P9">Between 25001 and 27500: </text:p>
      <text:p text:style-name="P9">Between 27501 and 30000: </text:p>
      <text:p text:style-name="P9">Above 30000: </text:p>
      <text:p text:style-name="P2">DAX</text:p>
      <text:p text:style-name="P8">Resolved using <text:a xlink:type="simple" xlink:href="https://www.marketwatch.com/investing/index/dax" text:style-name="Standard" text:visited-style-name="Standard"><text:span text:style-name="T1">https://www.marketwatch.com/investing/index/dax</text:span></text:a>.</text:p>
      <text:p text:style-name="P6">On resolution date, the DAX will be (give probabilities):</text:p>
      <text:p text:style-name="P9">Below or equal to 8000: </text:p>
      <text:p text:style-name="P9">Between 8001 and 9000: </text:p>
      <text:p text:style-name="P9">Between 9001 and 10000: </text:p>
      <text:p text:style-name="P9">Between 10001 and 11000: </text:p>
      <text:p text:style-name="P9">Between 11001 and 12000: </text:p>
      <text:p text:style-name="P9">Between 12001 and 13000: </text:p>
      <text:p text:style-name="P9">Above 13000: </text:p>
      <text:p text:style-name="P1">Animal Slaughter</text:p>
      <text:p text:style-name="P8">Resolved using <text:a xlink:type="simple" xlink:href="https://animalclock.org/" text:style-name="Standard" text:visited-style-name="Standard"><text:span text:style-name="T1">https://animalclock.org/</text:span></text:a>.</text:p>
      <text:p text:style-name="P6">How many animals will have been slaughtered in 2020 by resolution date?</text:p>
      <text:p text:style-name="P9">95% confidence interval: </text:p>
      <text:p text:style-name="P9">66% confidence interval: </text:p>
      <text:p text:style-name="P1">EA Munich Orga Team</text:p>
      <text:p text:style-name="P8">How many people will be at the EA Munich Orga Team Meeting on 2020-03-17 in person (give probabilities)?</text:p>
      <text:p text:style-name="P9">Won’t take place: </text:p>
      <text:p text:style-name="P9">≤2: </text:p>
      <text:p text:style-name="P9">3: </text:p>
      <text:p text:style-name="P9">4: </text:p>
      <text:p text:style-name="P9">5: </text:p>
      <text:p text:style-name="P9">6: </text:p>
      <text:p text:style-name="P9">≥7: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0pt" style:font-name-asian="Arial" style:font-family-asian="Arial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text-indent="-0.1965in" style:auto-text-indent="false">
        <style:tab-stops>
          <style:tab-stop style:position="0.1965in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/>
    </style:style>
    <style:style style:name="Quote" style:family="paragraph" style:parent-style-name="Standard" style:default-outline-level="">
      <style:paragraph-properties fo:margin-left="0.711in" fo:margin-right="0.711in" fo:text-indent="0.2362in" style:auto-text-indent="false"/>
    </style:style>
    <style:style style:name="verbatim" style:family="paragraph" style:default-outline-level="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0pt" style:font-name-asian="Arial" style:font-family-asian="Arial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text-indent="-0.1965in" style:auto-text-indent="false">
        <style:tab-stops>
          <style:tab-stop style:position="0.1965in"/>
        </style:tab-stops>
      </style:paragraph-properties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text-indent="-0.1965in" style:auto-text-indent="false">
        <style:tab-stops>
          <style:tab-stop style:position="0.1965in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</style:style>
    <style:style style:name="Endnote" style:family="paragraph" style:parent-style-name="Standard" style:default-outline-level="" style:class="extra">
      <style:paragraph-properties fo:margin-left="0.3154in" fo:margin-right="0in" fo:text-indent="-0.1181in" style:auto-text-indent="false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default-outline-level="">
      <style:paragraph-properties fo:margin-left="0.711in" fo:margin-right="0.711in" fo:text-indent="0.2362in" style:auto-text-indent="false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fo:font-weight="bold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0pt" style:font-size-asian="10pt"/>
    </style:style>
    <style:page-layout style:name="Mpm1">
      <style:page-layout-properties fo:page-width="8.528in" fo:page-height="11.0417in" style:num-format="1" style:print-orientation="portrait" fo:margin-top="0.5016in" fo:margin-bottom="0.5in" fo:margin-left="1.0035in" fo:margin-right="1.0035in" style:writing-mode="lr-tb" style:layout-grid-color="#c0c0c0" style:layout-grid-lines="24223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35in" fo:margin-left="0in" fo:margin-right="0in" fo:margin-top="0.463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2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Original file was forecasts.tex</dc:title>
    <dc:description>Created using latex2rtf 2.3.17 r1261 (released March 28, 2018) on Thu Apr 23 18:12:07 2020</dc:description>
    <meta:document-statistic meta:table-count="0" meta:image-count="0" meta:object-count="0" meta:page-count="2" meta:paragraph-count="77" meta:word-count="346" meta:character-count="2457" meta:non-whitespace-character-count="2147"/>
    <meta:generator>LibreOffice/6.4.1.2$Linux_X86_64 LibreOffice_project/40$Build-2</meta:generator>
  </office:meta>
</office:document-meta>
</file>